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06e" officeooo:paragraph-rsid="000bb06e"/>
    </style:style>
    <style:style style:name="P2" style:family="paragraph" style:parent-style-name="Standard">
      <style:text-properties officeooo:rsid="000c4a92" officeooo:paragraph-rsid="000c4a92"/>
    </style:style>
    <style:style style:name="P3" style:family="paragraph" style:parent-style-name="Standard">
      <style:text-properties officeooo:rsid="000d4f35" officeooo:paragraph-rsid="000c4a92"/>
    </style:style>
    <style:style style:name="P4" style:family="paragraph" style:parent-style-name="Standard" style:list-style-name="L4">
      <style:text-properties officeooo:rsid="000d4f35" officeooo:paragraph-rsid="000c4a92"/>
    </style:style>
    <style:style style:name="P5" style:family="paragraph" style:parent-style-name="Standard" style:list-style-name="L4">
      <style:text-properties officeooo:rsid="000d4f35" officeooo:paragraph-rsid="000d4f35"/>
    </style:style>
    <style:style style:name="P6" style:family="paragraph" style:parent-style-name="Standard">
      <style:text-properties fo:font-weight="bold" officeooo:rsid="000bb06e" officeooo:paragraph-rsid="000bb06e" style:font-weight-asian="bold" style:font-weight-complex="bold"/>
    </style:style>
    <style:style style:name="P7" style:family="paragraph" style:parent-style-name="Standard">
      <style:text-properties officeooo:rsid="0010ad3b" officeooo:paragraph-rsid="0010ad3b"/>
    </style:style>
    <style:style style:name="P8" style:family="paragraph" style:parent-style-name="Standard">
      <style:text-properties officeooo:rsid="00113a4f" officeooo:paragraph-rsid="00113a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ndre des notes !</text:p>
      <text:p text:style-name="P1"/>
      <text:p text:style-name="P2">CV</text:p>
      <text:p text:style-name="P2"/>
      <text:p text:style-name="P2">Florence Goetz, CGI</text:p>
      <text:p text:style-name="P2">PASCAL Espinousse, capGemini</text:p>
      <text:p text:style-name="P3"/>
      <text:list xml:id="list8785247963099433726" text:style-name="L4">
        <text:list-item>
          <text:p text:style-name="P4">vision entreprise mode fonctionnement</text:p>
        </text:list-item>
        <text:list-item>
          <text:p text:style-name="P4">rôles (vocabulaire associé)</text:p>
        </text:list-item>
        <text:list-item>
          <text:p text:style-name="P5">organisation</text:p>
        </text:list-item>
        <text:list-item>
          <text:p text:style-name="P4">type de projet/ prestation</text:p>
        </text:list-item>
        <text:list-item>
          <text:p text:style-name="P4">spectre</text:p>
        </text:list-item>
        <text:list-item>
          <text:p text:style-name="P4">métier éligible</text:p>
        </text:list-item>
      </text:list>
      <text:p text:style-name="P7"/>
      <text:p text:style-name="P8">expertise metier → comprendre le clien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3:12:04.381480101</meta:creation-date>
    <dc:date>2014-10-02T14:01:21.720451843</dc:date>
    <meta:editing-duration>PT48M24S</meta:editing-duration>
    <meta:editing-cycles>7</meta:editing-cycles>
    <meta:generator>LibreOffice/4.2.6.3$Linux_x86 LibreOffice_project/420m0$Build-3</meta:generator>
    <meta:document-statistic meta:table-count="0" meta:image-count="0" meta:object-count="0" meta:page-count="1" meta:paragraph-count="11" meta:word-count="38" meta:character-count="237" meta:non-whitespace-character-count="216"/>
  </office:meta>
</office:document-meta>
</file>